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list-style-name="L3">
      <style:text-properties fo:font-weight="bold" style:font-weight-asian="bold" style:font-weight-complex="bold"/>
    </style:style>
    <style:style style:name="P3" style:family="paragraph" style:parent-style-name="Standard" style:list-style-name="L7">
      <style:text-properties fo:font-weight="bold" style:font-weight-asian="bold" style:font-weight-complex="bold"/>
    </style:style>
    <style:style style:name="P4" style:family="paragraph" style:parent-style-name="Standard" style:list-style-name="L14">
      <style:text-properties fo:font-weight="bold" style:font-weight-asian="bold" style:font-weight-complex="bold"/>
    </style:style>
    <style:style style:name="P5" style:family="paragraph" style:parent-style-name="Standard" style:list-style-name="L2"/>
    <style:style style:name="P6" style:family="paragraph" style:parent-style-name="Standard">
      <style:text-properties fo:font-weight="normal" style:font-weight-asian="normal" style:font-weight-complex="normal"/>
    </style:style>
    <style:style style:name="P7" style:family="paragraph" style:parent-style-name="Standard" style:list-style-name="L8">
      <style:text-properties fo:font-weight="normal" style:font-weight-asian="normal" style:font-weight-complex="normal"/>
    </style:style>
    <style:style style:name="P8" style:family="paragraph" style:parent-style-name="Standard" style:list-style-name="L9">
      <style:text-properties fo:font-weight="normal" style:font-weight-asian="normal" style:font-weight-complex="normal"/>
    </style:style>
    <style:style style:name="P9" style:family="paragraph" style:parent-style-name="Standard" style:list-style-name="L10">
      <style:text-properties fo:font-weight="normal" style:font-weight-asian="normal" style:font-weight-complex="normal"/>
    </style:style>
    <style:style style:name="P10" style:family="paragraph" style:parent-style-name="Standard" style:list-style-name="L11">
      <style:text-properties fo:font-weight="normal" style:font-weight-asian="normal" style:font-weight-complex="normal"/>
    </style:style>
    <style:style style:name="P11" style:family="paragraph" style:parent-style-name="Standard" style:list-style-name="L12">
      <style:text-properties fo:font-weight="normal" style:font-weight-asian="normal" style:font-weight-complex="normal"/>
    </style:style>
    <style:style style:name="P12" style:family="paragraph" style:parent-style-name="Standard" style:list-style-name="L13">
      <style:text-properties fo:font-weight="normal" style:font-weight-asian="normal" style:font-weight-complex="normal"/>
    </style:style>
    <style:style style:name="P13" style:family="paragraph" style:parent-style-name="Standard" style:list-style-name="L14">
      <style:text-properties fo:font-weight="normal" style:font-weight-asian="normal" style:font-weight-complex="normal"/>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agraph-properties fo:text-align="center"/>
      <style:text-properties style:font-name="F" fo:font-size="12pt"/>
    </style:style>
    <style:style style:name="P18" style:family="paragraph">
      <style:paragraph-properties fo:text-align="center"/>
    </style:style>
    <style:style style:name="P19"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style:font-name="F"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cesses and Threads </text:p>
      <text:p text:style-name="P1"/>
      <text:p text:style-name="P1">Process</text:p>
      <text:p text:style-name="P1"><text:tab/><text:span text:style-name="T1">Any program in execution is known as processes. It works with the assistance of multiple threads at a time. Process takes more time to terminate and it is isolated means it does not share the memory with any other processes.</text:span></text:p>
      <text:p text:style-name="P1"><text:span text:style-name="T1"/></text:p>
      <text:p text:style-name="P1">Thread</text:p>
      <text:list xml:id="list4018481589739257940" text:style-name="L2">
        <text:list-item>
          <text:p text:style-name="P5"><text:span text:style-name="T1">Lightweight sub processes.</text:span></text:p>
        </text:list-item>
        <text:list-item>
          <text:p text:style-name="P5"><text:span text:style-name="T1">Smallest independent units of a program.</text:span></text:p>
        </text:list-item>
        <text:list-item>
          <text:p text:style-name="P5"><text:span text:style-name="T1">Contains a separate path of execution</text:span></text:p>
        </text:list-item>
        <text:list-item>
          <text:p text:style-name="P5"><text:span text:style-name="T1">Every Java Program has atleast one thread ---&gt; main()</text:span></text:p>
        </text:list-item>
        <text:list-item>
          <text:p text:style-name="P5"><text:span text:style-name="T1">Created and controlled by java.lang.Thread class</text:span></text:p>
        </text:list-item>
      </text:list>
      <text:p text:style-name="Standard"><text:span text:style-name="T1"/></text:p>
      <text:p text:style-name="P1">Thread Lifecycle</text:p>
      <text:p text:style-name="P1"/>
      <text:p text:style-name="P1"><draw:custom-shape text:anchor-type="paragraph" draw:z-index="0" draw:style-name="gr1" draw:text-style-name="P17" svg:width="0.9898in" svg:height="0.4689in" svg:x="2.0457in" svg:y="0.0028in"><text:p text:style-name="P17"><text:span text:style-name="T2">New</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draw:custom-shape text:anchor-type="paragraph" draw:z-index="9" draw:style-name="gr3" draw:text-style-name="P19" svg:width="0.9689in" svg:height="0.574in" svg:x="3.2228in" svg:y="0.9154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8" draw:style-name="gr3" draw:text-style-name="P18" svg:width="1.0835in" svg:height="0.5524in" svg:x="3.1602in" svg:y="1.748in"><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style-name="gr2" svg:width="0.1776in" svg:height="0.3024in" svg:x="2.4835in" svg:y="2.404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2" svg:width="0.1567in" svg:height="0.2398in" svg:x="2.461in" svg:y="0.3319in"><text:p/><draw:enhanced-geometry svg:viewBox="0 0 21600 21600" draw:text-areas="?f0 0 ?f2 ?f5" draw:mirror-horizontal="tru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style-name="gr2" svg:width="0.1776in" svg:height="0.5835in" svg:x="2.4937in" svg:y="1.2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draw:text-style-name="P17" svg:width="0.9898in" svg:height="0.4689in" svg:x="2.0563in" svg:y="0.6382in"><text:p text:style-name="P17"><text:span text:style-name="T2">Runnabl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 draw:style-name="gr1" draw:text-style-name="P17" svg:width="0.9898in" svg:height="0.4689in" svg:x="2.0772in" svg:y="2.7528in"><text:p text:style-name="P17"><text:span text:style-name="T2">Terminate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3" draw:style-name="gr1" draw:text-style-name="P17" svg:width="0.9898in" svg:height="0.4689in" svg:x="2.0772in" svg:y="1.8799in"><text:p text:style-name="P17"><text:span text:style-name="T2">Runni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 draw:style-name="gr1" draw:text-style-name="P17" svg:width="0.9898in" svg:height="0.4689in" svg:x="4.3272in" svg:y="1.3362in"><text:p text:style-name="P17"><text:span text:style-name="T2">Wai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New</text:p>
      <text:p text:style-name="P1"><text:tab/><text:span text:style-name="T1">The thread is created.</text:span></text:p>
      <text:p text:style-name="P1"><text:span text:style-name="T1"/></text:p>
      <text:p text:style-name="P1">Runnable</text:p>
      <text:p text:style-name="P1"><text:tab/><text:span text:style-name="T1">The thread is started.</text:span></text:p>
      <text:p text:style-name="P1"><text:span text:style-name="T1"/></text:p>
      <text:p text:style-name="P1">Running</text:p>
      <text:p text:style-name="P1"><text:tab/><text:span text:style-name="T1">The thread is being executed.</text:span></text:p>
      <text:list xml:id="list1868007046840536949" text:style-name="L3">
        <text:list-item>
          <text:p text:style-name="P2"><text:span text:style-name="T1">Run() → to enter into running state.</text:span></text:p>
        </text:list-item>
        <text:list-item>
          <text:p text:style-name="P2"><text:span text:style-name="T1">Yield() → to go back to runnable state.</text:span></text:p>
        </text:list-item>
      </text:list>
      <text:p text:style-name="P1">Wait</text:p>
      <text:p text:style-name="P1"><text:tab/><text:span text:style-name="T1">Waiting, sleeping or blocked state. Eg., while downloading resources, the thread waits when the network connection is disrupted.</text:span></text:p>
      <text:p text:style-name="P1"><text:soft-page-break/><text:span text:style-name="T1"/></text:p>
      <text:p text:style-name="P1">Terminated</text:p>
      <text:p text:style-name="P6"><text:tab/>Runnable thread is stopped and entered into terminated state. Eg., when downloading is completed, the thread enters into terminated state.</text:p>
      <text:p text:style-name="P6"/>
      <text:p text:style-name="P1">Creating a Thread</text:p>
      <text:list xml:id="list3177419328737228646" text:style-name="L7">
        <text:list-item>
          <text:p text:style-name="P3">Thread Class</text:p>
        </text:list-item>
      </text:list>
      <text:list xml:id="list5165455601834870151" text:style-name="L8">
        <text:list-item>
          <text:p text:style-name="P7">Creating</text:p>
        </text:list-item>
        <text:list-item>
          <text:p text:style-name="P7">Overriding run() method</text:p>
        </text:list-item>
        <text:list-item>
          <text:p text:style-name="P7">Initializing object of the thread class</text:p>
        </text:list-item>
        <text:list-item>
          <text:p text:style-name="P7">Invoking start() method and then run() method.</text:p>
          <text:p text:style-name="P7"/>
        </text:list-item>
      </text:list>
      <text:list xml:id="list34557252" text:continue-list="list3177419328737228646" text:style-name="L7">
        <text:list-item>
          <text:p text:style-name="P3">Runnable Interface</text:p>
        </text:list-item>
      </text:list>
      <text:list xml:id="list299193863096957776" text:style-name="L9">
        <text:list-item>
          <text:p text:style-name="P8">Creating Thread class and implementing Runnable interface.</text:p>
        </text:list-item>
        <text:list-item>
          <text:p text:style-name="P8">Overriding run() method</text:p>
        </text:list-item>
        <text:list-item>
          <text:p text:style-name="P8">Creating object of the class</text:p>
        </text:list-item>
        <text:list-item>
          <text:p text:style-name="P8">Invoking start() method using the object.</text:p>
        </text:list-item>
      </text:list>
      <text:p text:style-name="P6"/>
      <text:p text:style-name="P1">Need for Runnable Interface</text:p>
      <text:p text:style-name="P6"><text:tab/>Multiple Inheritance is not possible. So we cannot inherit multiple threads at the same time. Hence we are using the Runnable interface to support multiple inheritance for threads.</text:p>
      <text:p text:style-name="P6"/>
      <text:p text:style-name="P1">Difference between Thread Class and Runnable Interface</text:p>
      <text:p text:style-name="P1"/>
      <table:table table:name="Table1" table:style-name="Table1">
        <table:table-column table:style-name="Table1.A" table:number-columns-repeated="2"/>
        <table:table-row>
          <table:table-cell table:style-name="Table1.A1" office:value-type="string">
            <text:p text:style-name="P15">Thread Class</text:p>
          </table:table-cell>
          <table:table-cell table:style-name="Table1.B1" office:value-type="string">
            <text:p text:style-name="P15">Runnable Interface</text:p>
          </table:table-cell>
        </table:table-row>
        <table:table-row>
          <table:table-cell table:style-name="Table1.A2" office:value-type="string">
            <text:p text:style-name="Table_20_Contents">Each thread creates its unique object.</text:p>
          </table:table-cell>
          <table:table-cell table:style-name="Table1.B2" office:value-type="string">
            <text:p text:style-name="Table_20_Contents">Each thread creates its unique object.</text:p>
          </table:table-cell>
        </table:table-row>
        <table:table-row>
          <table:table-cell table:style-name="Table1.A2" office:value-type="string">
            <text:p text:style-name="Table_20_Contents">More memory consumption.</text:p>
          </table:table-cell>
          <table:table-cell table:style-name="Table1.B2" office:value-type="string">
            <text:p text:style-name="Table_20_Contents">More memory consumption.</text:p>
          </table:table-cell>
        </table:table-row>
        <table:table-row>
          <table:table-cell table:style-name="Table1.A2" office:value-type="string">
            <text:p text:style-name="Table_20_Contents">A class extending Thread class cannot extends another class (Multiple Inheritance is impossible for classes).</text:p>
          </table:table-cell>
          <table:table-cell table:style-name="Table1.B2" office:value-type="string">
            <text:p text:style-name="Table_20_Contents">Any number of <text:s/>interfaces can be implemented.</text:p>
            <text:p text:style-name="Table_20_Contents">(Multiple inheritance is possible for interfaces).</text:p>
          </table:table-cell>
        </table:table-row>
        <table:table-row>
          <table:table-cell table:style-name="Table1.A2" office:value-type="string">
            <text:p text:style-name="Table_20_Contents">Thread class is only needed for overriding.</text:p>
          </table:table-cell>
          <table:table-cell table:style-name="Table1.B2" office:value-type="string">
            <text:p text:style-name="Table_20_Contents">In Runnable , we can write special run method.</text:p>
          </table:table-cell>
        </table:table-row>
        <table:table-row>
          <table:table-cell table:style-name="Table1.A2" office:value-type="string">
            <text:p text:style-name="Table_20_Contents">Enables Tight Coupling.</text:p>
          </table:table-cell>
          <table:table-cell table:style-name="Table1.B2" office:value-type="string">
            <text:p text:style-name="Table_20_Contents">Enables Loose Coupling.</text:p>
          </table:table-cell>
        </table:table-row>
      </table:table>
      <text:p text:style-name="P1"/>
      <text:p text:style-name="P1"/>
      <text:p text:style-name="P1"/>
      <text:p text:style-name="P1">Main Thread</text:p>
      <text:list xml:id="list9074386496545179990" text:style-name="L10">
        <text:list-item>
          <text:p text:style-name="P9">Main thread is the most important thread of the java program.</text:p>
        </text:list-item>
        <text:list-item>
          <text:p text:style-name="P9">It is getting executed whenever the program starts.</text:p>
        </text:list-item>
        <text:list-item>
          <text:p text:style-name="P9">Every program must contain this thread for its execution to take place.</text:p>
        </text:list-item>
      </text:list>
      <text:p text:style-name="P6"/>
      <text:p text:style-name="P1">Need for Java Main Thread</text:p>
      <text:list xml:id="list6253157418729341287" text:style-name="L11">
        <text:list-item>
          <text:p text:style-name="P10">From this thread only the child threads can be executed.</text:p>
        </text:list-item>
        <text:list-item>
          <text:p text:style-name="P10">It is the terminated thread for the termination of the program.</text:p>
        </text:list-item>
      </text:list>
      <text:p text:style-name="P6"/>
      <text:p text:style-name="P6"/>
      <text:p text:style-name="P6"><draw:custom-shape text:anchor-type="paragraph" draw:z-index="10" draw:style-name="gr1" draw:text-style-name="P18" svg:width="1.2398in" svg:height="0.2713in" svg:x="1.7957in" svg:y="0.1689in"><text:p text:style-name="P18">JVM</text:p><draw:enhanced-geometry svg:viewBox="0 0 21600 21600" draw:glue-points="10800 0 0 10800 10800 21600 21600 10800" draw:type="flowchart-process" draw:enhanced-path="M 0 0 L 21600 0 21600 21600 0 21600 0 0 Z N"/></draw:custom-shape><text:soft-page-break/></text:p>
      <text:p text:style-name="P6"><draw:line text:anchor-type="paragraph" draw:z-index="20" draw:style-name="gr4" draw:text-style-name="P18" svg:x1="0.7854in" svg:y1="1.2791in" svg:x2="1.1398in" svg:y2="1.5083in"><text:p/></draw:line><draw:line text:anchor-type="paragraph" draw:z-index="19" draw:style-name="gr4" draw:text-style-name="P18" svg:x1="1.6811in" svg:y1="0.7583in" svg:x2="2.6811in" svg:y2="0.9665in"><text:p/></draw:line><draw:line text:anchor-type="paragraph" draw:z-index="18" draw:style-name="gr4" draw:text-style-name="P18" svg:x1="1.3898in" svg:y1="0.7583in" svg:x2="0.7126in" svg:y2="0.9563in"><text:p/></draw:line><draw:line text:anchor-type="paragraph" draw:z-index="17" draw:style-name="gr4" draw:text-style-name="P18" svg:x1="2.348in" svg:y1="0.248in" svg:x2="3.5252in" svg:y2="0.4354in"><text:p/></draw:line><draw:line text:anchor-type="paragraph" draw:z-index="16" draw:style-name="gr4" draw:text-style-name="P18" svg:x1="2.3476in" svg:y1="0.248in" svg:x2="1.5874in" svg:y2="0.4461in"><text:p/></draw:line><draw:custom-shape text:anchor-type="paragraph" draw:z-index="15" draw:style-name="gr1" draw:text-style-name="P18" svg:width="1.3441in" svg:height="0.3232in" svg:x="0.598in" svg:y="1.5083in"><text:p text:style-name="P18">Child Thread 3</text:p><draw:enhanced-geometry svg:viewBox="0 0 21600 21600" draw:glue-points="10800 0 0 10800 10800 21600 21600 10800" draw:type="flowchart-process" draw:enhanced-path="M 0 0 L 21600 0 21600 21600 0 21600 0 0 Z N"/></draw:custom-shape><draw:custom-shape text:anchor-type="paragraph" draw:z-index="14" draw:style-name="gr1" draw:text-style-name="P18" svg:width="1.115in" svg:height="0.313in" svg:x="2.2437in" svg:y="0.9665in"><text:p text:style-name="P18">Child Thread 2</text:p><draw:enhanced-geometry svg:viewBox="0 0 21600 21600" draw:glue-points="10800 0 0 10800 10800 21600 21600 10800" draw:type="flowchart-process" draw:enhanced-path="M 0 0 L 21600 0 21600 21600 0 21600 0 0 Z N"/></draw:custom-shape><draw:custom-shape text:anchor-type="paragraph" draw:z-index="13" draw:style-name="gr1" draw:text-style-name="P18" svg:width="1.1776in" svg:height="0.3232in" svg:x="0.098in" svg:y="0.9563in"><text:p text:style-name="P18">Child Thread 1</text:p><draw:enhanced-geometry svg:viewBox="0 0 21600 21600" draw:glue-points="10800 0 0 10800 10800 21600 21600 10800" draw:type="flowchart-process" draw:enhanced-path="M 0 0 L 21600 0 21600 21600 0 21600 0 0 Z N"/></draw:custom-shape><draw:custom-shape text:anchor-type="paragraph" draw:z-index="12" draw:style-name="gr1" draw:text-style-name="P18" svg:width="1.7504in" svg:height="0.2921in" svg:x="2.9in" svg:y="0.4354in"><text:p text:style-name="P18">Other Dameon Threads</text:p><draw:enhanced-geometry svg:viewBox="0 0 21600 21600" draw:glue-points="10800 0 0 10800 10800 21600 21600 10800" draw:type="flowchart-process" draw:enhanced-path="M 0 0 L 21600 0 21600 21600 0 21600 0 0 Z N"/></draw:custom-shape><draw:custom-shape text:anchor-type="paragraph" draw:z-index="11" draw:style-name="gr1" draw:text-style-name="P18" svg:width="1.2713in" svg:height="0.313in" svg:x="0.9728in" svg:y="0.4457in"><text:p text:style-name="P18">Main Thread</text:p><draw:enhanced-geometry svg:viewBox="0 0 21600 21600" draw:glue-points="10800 0 0 10800 10800 21600 21600 10800" draw:type="flowchart-process"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1">Multithreading in Java </text:p>
      <text:list xml:id="list1841966371757924752" text:style-name="L12">
        <text:list-item>
          <text:p text:style-name="P11">More than one thread are in the process.</text:p>
        </text:list-item>
        <text:list-item>
          <text:p text:style-name="P11">Multithreading is the ability of a program to run two or more threads concurrently, where each thread can handle a different task at the same time making optimal usage of available resources.</text:p>
        </text:list-item>
      </text:list>
      <text:p text:style-name="P6"/>
      <text:p text:style-name="P1">Thread Pool</text:p>
      <text:p text:style-name="P6"><text:tab/>Java Thread pool manages the pool of worker threads and contains a queue that keeps the tasks waiting to get executed.</text:p>
      <text:p text:style-name="P6"/>
      <text:p text:style-name="P1">Thread Methods</text:p>
      <text:list xml:id="list5139031569527024306" text:style-name="L13">
        <text:list-item>
          <text:p text:style-name="P12">Creating multiple threads</text:p>
        </text:list-item>
        <text:list-item>
          <text:p text:style-name="P12">Joining threads</text:p>
        </text:list-item>
        <text:list-item>
          <text:p text:style-name="P12">Thread.sleep()</text:p>
        </text:list-item>
        <text:list-item>
          <text:p text:style-name="P12">Inter Thread Communication</text:p>
        </text:list-item>
        <text:list-item>
          <text:p text:style-name="P12">Daemon Threads</text:p>
        </text:list-item>
      </text:list>
      <text:p text:style-name="P6"/>
      <text:p text:style-name="P1">Difference between Tight and Loose Coupling</text:p>
      <text:p text:style-name="P1"/>
      <table:table table:name="Table2" table:style-name="Table2">
        <table:table-column table:style-name="Table2.A" table:number-columns-repeated="2"/>
        <table:table-row>
          <table:table-cell table:style-name="Table2.A1" office:value-type="string">
            <text:p text:style-name="P15">Tight Coupling</text:p>
          </table:table-cell>
          <table:table-cell table:style-name="Table2.B1" office:value-type="string">
            <text:p text:style-name="P15">Loose Coupling</text:p>
          </table:table-cell>
        </table:table-row>
        <table:table-row>
          <table:table-cell table:style-name="Table2.A2" office:value-type="string">
            <text:p text:style-name="P16">The tightly coupled object is an object that needs to know about other objects.</text:p>
          </table:table-cell>
          <table:table-cell table:style-name="Table2.B2" office:value-type="string">
            <text:p text:style-name="Table_20_Contents">In Loosely Coupled objects, there is no certainty to know every changes. It is to reduce the interdependencies between components of a system with the goal of reducing the risk that changes in component will require change in any other components.</text:p>
          </table:table-cell>
        </table:table-row>
        <table:table-row>
          <table:table-cell table:style-name="Table2.A2" office:value-type="string">
            <text:p text:style-name="Table_20_Contents">Changing one onject in a tightly coupled application often requires changes to a number of other objects.</text:p>
          </table:table-cell>
          <table:table-cell table:style-name="Table2.B2" office:value-type="string">
            <text:p text:style-name="Table_20_Contents">Loosely coupling is a much more generic concept intended to increase the flexibility of the system, make it more maintainable and makes the entire framework more stable.</text:p>
          </table:table-cell>
        </table:table-row>
      </table:table>
      <text:p text:style-name="P1"/>
      <text:p text:style-name="P1">Types of Threads</text:p>
      <text:p text:style-name="P1"/>
      <text:list xml:id="list7454929332248482420" text:style-name="L14">
        <text:list-item>
          <text:p text:style-name="P4">User Threads</text:p>
          <text:list>
            <text:list-header>
              <text:p text:style-name="P13">User thread or non-daemon threads are designed to do specific or complex tasks where the daemon threads are used to perform the supporting tasks.</text:p>
            </text:list-header>
          </text:list>
        </text:list-item>
      </text:list>
      <text:p text:style-name="P6"><text:soft-page-break/></text:p>
      <text:list xml:id="list34552139" text:continue-numbering="true" text:style-name="L14">
        <text:list-item>
          <text:p text:style-name="P4">Daemon Threads</text:p>
          <text:list>
            <text:list-header>
              <text:p text:style-name="P13">Daemon Threads are low priority threads which always run in background that support the user threads are high priority threads which always in run in the foreground.</text:p>
            </text:list-header>
          </text:list>
        </text:list-item>
      </text:list>
      <text:p text:style-name="P6"/>
      <text:p text:style-name="P1">Difference between User and Daemon Threads</text:p>
      <text:p text:style-name="P1"/>
      <table:table table:name="Table3" table:style-name="Table3">
        <table:table-column table:style-name="Table3.A" table:number-columns-repeated="2"/>
        <table:table-row>
          <table:table-cell table:style-name="Table3.A1" office:value-type="string">
            <text:p text:style-name="P15">User Threads</text:p>
          </table:table-cell>
          <table:table-cell table:style-name="Table3.B1" office:value-type="string">
            <text:p text:style-name="P15">Daemon Threads</text:p>
          </table:table-cell>
        </table:table-row>
        <table:table-row>
          <table:table-cell table:style-name="Table3.A2" office:value-type="string">
            <text:p text:style-name="Table_20_Contents">The JVM waits for all the user threads to complete their execution.</text:p>
          </table:table-cell>
          <table:table-cell table:style-name="Table3.B2" office:value-type="string">
            <text:p text:style-name="Table_20_Contents">The JVM will not wait for the daemon threads to be terminated.</text:p>
          </table:table-cell>
        </table:table-row>
        <table:table-row>
          <table:table-cell table:style-name="Table3.A2" office:value-type="string">
            <text:p text:style-name="Table_20_Contents">JVM never forces the user threads.</text:p>
          </table:table-cell>
          <table:table-cell table:style-name="Table3.B2" office:value-type="string">
            <text:p text:style-name="Table_20_Contents">JVM forces the daemon threads as soon as the user threads get done.</text:p>
          </table:table-cell>
        </table:table-row>
        <table:table-row>
          <table:table-cell table:style-name="Table3.A2" office:value-type="string">
            <text:p text:style-name="Table_20_Contents">These are high priority threads.</text:p>
          </table:table-cell>
          <table:table-cell table:style-name="Table3.B2" office:value-type="string">
            <text:p text:style-name="Table_20_Contents">These are low priority threads.</text:p>
          </table:table-cell>
        </table:table-row>
        <table:table-row>
          <table:table-cell table:style-name="Table3.A2" office:value-type="string">
            <text:p text:style-name="Table_20_Contents">It is generated by the application.</text:p>
          </table:table-cell>
          <table:table-cell table:style-name="Table3.B2" office:value-type="string">
            <text:p text:style-name="Table_20_Contents">It is generated by the JVM.</text:p>
          </table:table-cell>
        </table:table-row>
        <table:table-row>
          <table:table-cell table:style-name="Table3.A2" office:value-type="string">
            <text:p text:style-name="Table_20_Contents">It is foreground thread.</text:p>
          </table:table-cell>
          <table:table-cell table:style-name="Table3.B2" office:value-type="string">
            <text:p text:style-name="Table_20_Contents">It is background thread.</text:p>
          </table:table-cell>
        </table:table-row>
        <table:table-row>
          <table:table-cell table:style-name="Table3.A2" office:value-type="string">
            <text:p text:style-name="Table_20_Contents">It's life is independent.</text:p>
          </table:table-cell>
          <table:table-cell table:style-name="Table3.B2" office:value-type="string">
            <text:p text:style-name="Table_20_Contents">It's life is dependent on the user threads.</text:p>
          </table:table-cell>
        </table:table-row>
        <table:table-row>
          <table:table-cell table:style-name="Table3.A2" office:value-type="string">
            <text:p text:style-name="Table_20_Contents">It is used for specific complex tasks.</text:p>
          </table:table-cell>
          <table:table-cell table:style-name="Table3.B2" office:value-type="string">
            <text:p text:style-name="Table_20_Contents">It is used to support the user thread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1T12:15:38.89</meta:creation-date>
    <meta:document-statistic meta:table-count="3" meta:image-count="0" meta:object-count="0" meta:page-count="4" meta:paragraph-count="96" meta:word-count="751" meta:character-count="4503"/>
    <dc:date>2021-12-11T14:34:05.58</dc:date>
    <dc:creator>Aruna Chermadurai</dc:creator>
    <meta:editing-duration>PT13M40S</meta:editing-duration>
    <meta:editing-cycles>1</meta:editing-cycles>
    <meta:generator>OpenOffice/4.1.7$Win32 OpenOffice.org_project/417m1$Build-9800</meta:generator>
  </office:meta>
</office:document-meta>
</file>